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636e" officeooo:paragraph-rsid="000c636e"/>
    </style:style>
    <style:style style:name="P2" style:family="paragraph" style:parent-style-name="Standard">
      <style:paragraph-properties fo:text-align="center" style:justify-single-word="false"/>
      <style:text-properties fo:font-size="14pt" fo:font-weight="bold" officeooo:rsid="000c7e8e" officeooo:paragraph-rsid="000c7e8e" style:font-size-asian="14pt" style:font-weight-asian="bold" style:font-size-complex="14pt" style:font-weight-complex="bold"/>
    </style:style>
    <style:style style:name="P3" style:family="paragraph" style:parent-style-name="Standard">
      <style:text-properties officeooo:rsid="000f1647" officeooo:paragraph-rsid="000f1647"/>
    </style:style>
    <style:style style:name="P4" style:family="paragraph" style:parent-style-name="Standard">
      <style:text-properties fo:font-size="12pt" style:text-underline-style="solid" style:text-underline-width="auto" style:text-underline-color="font-color" fo:font-weight="normal" officeooo:rsid="000f1647" officeooo:paragraph-rsid="000f1647"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officeooo:rsid="000f1647" officeooo:paragraph-rsid="000ff16c"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officeooo:rsid="000f1647" officeooo:paragraph-rsid="001158ca"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officeooo:rsid="0012f382" officeooo:paragraph-rsid="0012f382" style:font-size-asian="12pt" style:font-weight-asian="normal" style:font-size-complex="12pt" style:font-weight-complex="normal"/>
    </style:style>
    <style:style style:name="P8" style:family="paragraph" style:parent-style-name="Standard" style:list-style-name="L1">
      <style:text-properties fo:font-size="12pt" style:text-underline-style="solid" style:text-underline-width="auto" style:text-underline-color="font-color" fo:font-weight="normal" officeooo:rsid="0012f382" officeooo:paragraph-rsid="0012f382" style:font-size-asian="12pt" style:font-weight-asian="normal" style:font-size-complex="12pt" style:font-weight-complex="normal"/>
    </style:style>
    <style:style style:name="P9" style:family="paragraph" style:parent-style-name="Standard" style:list-style-name="L1">
      <style:text-properties fo:font-size="12pt" style:text-underline-style="solid" style:text-underline-width="auto" style:text-underline-color="font-color" fo:font-weight="normal" officeooo:rsid="0014bf25" officeooo:paragraph-rsid="0014bf25"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officeooo:rsid="000daf1c" style:font-size-asian="11pt" style:font-size-complex="11pt"/>
    </style:style>
    <style:style style:name="T3" style:family="text">
      <style:text-properties fo:font-size="11pt" officeooo:rsid="000ef39f" style:font-size-asian="11pt" style:font-size-complex="11pt"/>
    </style:style>
    <style:style style:name="T4" style:family="text">
      <style:text-properties fo:font-size="11pt" style:text-underline-style="none" style:font-size-asian="9.60000038146973pt" style:font-size-complex="11pt"/>
    </style:style>
    <style:style style:name="T5" style:family="text">
      <style:text-properties fo:font-size="11pt" style:text-underline-style="none" officeooo:rsid="000ff16c" style:font-size-asian="9.60000038146973pt" style:font-size-complex="11pt"/>
    </style:style>
    <style:style style:name="T6" style:family="text">
      <style:text-properties fo:font-size="11pt" style:text-underline-style="none" officeooo:rsid="001158ca" style:font-size-asian="9.60000038146973pt" style:font-size-complex="11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d0c97"/>
    </style:style>
    <style:style style:name="T9" style:family="text">
      <style:text-properties style:text-underline-style="none"/>
    </style:style>
    <style:style style:name="T10" style:family="text">
      <style:text-properties officeooo:rsid="0014bf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e Study on failure of Project Stretch</text:p>
      <text:p text:style-name="P1"/>
      <text:p text:style-name="P1"/>
      <text:p text:style-name="P1"><text:span text:style-name="T8">About </text:span><text:span text:style-name="T7">Project Stretch</text:span> :</text:p>
      <text:p text:style-name="P1"><text:tab/><text:span text:style-name="T1">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1"><text:span text:style-name="T1"><text:tab/>The purpose of setting so ambitious a, goal was to stimulate innovation in al1 aspects of computer design. The technology available in 1955 was clearly not adequate for the task. </text:span><text:span text:style-name="T3">N</text:span><text:span text:style-name="T1">ew transistors, new cores, new logical features, and new manufacturing techniques were needed, which, although they did not yet exist, were known to least physically possible. Even though the goal might not be reached in a</text:span><text:span text:style-name="T2">ll</text:span><text:span text:style-name="T1"> respects, the resultant machine would set a new standard of performance and make available t'he best technology that could be achieved by straining the technical resources of the laboratory. </text:span><text:span text:style-name="T2">H</text:span><text:span text:style-name="T1">ence the name Project Stretch.</text:span></text:p>
      <text:p text:style-name="P3"><text:span text:style-name="T1"/></text:p>
      <text:p text:style-name="P4">Objectives of Project Stretch<text:span text:style-name="T9"> : </text:span></text:p>
      <text:p text:style-name="P4"><text:span text:style-name="T4"><text:tab/>The early design objectives were described in 1956' in terms of certain technological and organizational goals:</text:span></text:p>
      <text:p text:style-name="P4"><text:span text:style-name="T4"/></text:p>
      <text:p text:style-name="P4"><text:span text:style-name="T4">1.Performance : An over-al1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Lsi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p text:style-name="P4"><text:span text:style-name="T4"/></text:p>
      <text:p text:style-name="P4"><text:span text:style-name="T4">2.Reliability : Solid-state components promised t'he much higher reliability needed for satisfactory operation of a necessarily complex machine. </text:span></text:p>
      <text:p text:style-name="P4"><text:span text:style-name="T4"/></text:p>
      <text:p text:style-name="P4"><text:span text:style-name="T4">3.Checking :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he purpose was again to increase performance by reducing the rerun time often needed in unchecked computers.</text:span></text:p>
      <text:p text:style-name="P4"><text:span text:style-name="T4"/></text:p>
      <text:p text:style-name="P5"><text:span text:style-name="T5">4.</text:span><text:span text:style-name="T4">High-speed Arithmetic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p text:style-name="P5"><text:span text:style-name="T4"/></text:p>
      <text:p text:style-name="P5"><text:span text:style-name="T5">5.</text:span><text:span text:style-name="T4">Editing :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p text:style-name="P5"><text:span text:style-name="T4"/></text:p>
      <text:p text:style-name="P6"><text:span text:style-name="T5">6.Memory : </text:span><text:span text:style-name="T4"><text:s/>The main memory was to have a cycle time of only 2 microseconds. (Al1 but the early product'ion memories will indeed be capable of working a t 2.0 psec, but computer timing dictates a slightly longer cycle of 2.1 psec.) The capacity was to be 8,192 (later raised to 16,384) words per unit. </text:span></text:p>
      <text:p text:style-name="P6"><text:span text:style-name="T4"/></text:p>
      <text:p text:style-name="P6"><text:span text:style-name="T6">7.</text:span><text:span text:style-name="T4">Input-Output Ezchange A unit resembling somewhat a telephone exchange was to provide simu1taneous operation of al</text:span><text:span text:style-name="T5">l </text:span><text:span text:style-name="T4">kinds of input-output, storage, and data transmission devices.</text:span></text:p>
      <text:p text:style-name="P6"><text:span text:style-name="T4"/></text:p>
      <text:p text:style-name="P6"><text:span text:style-name="T4"/></text:p>
      <text:p text:style-name="P7"><text:soft-page-break/><text:span text:style-name="T10">Reason to fail</text:span> :</text:p>
      <text:p text:style-name="P7"><text:span text:style-name="T9"><text:tab/></text:span><text:span text:style-name="T4">Following are the issues that cause failure to project Stretch:</text:span></text:p>
      <text:list xml:id="list3448987358" text:style-name="L1">
        <text:list-item>
          <text:p text:style-name="P8"><text:span text:style-name="T4">Goal was not realistic, becasue at that time technoogy was not as advance as its should to make a supercomputer. </text:span></text:p>
        </text:list-item>
        <text:list-item>
          <text:p text:style-name="P8"><text:span text:style-name="T4">The team lacks the Subject Matter Expertise needed to complete the project successfully because at that time filed was totally new.</text:span></text:p>
        </text:list-item>
        <text:list-item>
          <text:p text:style-name="P9"><text:span text:style-name="T4">Project goal was to achieve a supercomputer that would be 100 time faster than the existing one but it failed to achieve its primary goals.</text:span></text:p>
        </text:list-item>
      </text:list>
      <text:p text:style-name="P7"><text:span text:style-name="T4"><text:s/></text:span></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9:41:23.260062708</meta:creation-date>
    <meta:generator>LibreOffice/6.0.7.3$Linux_X86_64 LibreOffice_project/00m0$Build-3</meta:generator>
    <dc:date>2019-10-31T20:25:27.368118373</dc:date>
    <meta:editing-duration>PT33M55S</meta:editing-duration>
    <meta:editing-cycles>12</meta:editing-cycles>
    <meta:document-statistic meta:table-count="0" meta:image-count="0" meta:object-count="0" meta:page-count="2" meta:paragraph-count="19" meta:word-count="717" meta:character-count="4489" meta:non-whitespace-character-count="3781"/>
  </office:meta>
</office:document-meta>
</file>